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43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6pt" style:font-name-asian="Arial" style:font-size-asian="6pt" style:font-name-complex="Arial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9cm" svg:x="2.125cm" svg:y="1.805cm" svg:viewBox="0 0 300 760" draw:points="0,760 300,760 300,0 0,0">
          <text:p/>
        </draw:polygon>
        <draw:polygon draw:style-name="gr2" draw:layer="layout" svg:width="0.299cm" svg:height="0.759cm" svg:x="2.125cm" svg:y="1.805cm" svg:viewBox="0 0 300 760" draw:points="0,760 300,760 300,0 0,0">
          <text:p/>
        </draw:polygon>
        <draw:polygon draw:style-name="gr3" draw:layer="layout" svg:width="2.199cm" svg:height="1.249cm" svg:x="1.2cm" svg:y="1.556cm" svg:viewBox="0 0 2200 1250" draw:points="0,1250 2200,1250 2200,0 0,0">
          <text:p/>
        </draw:polygon>
        <draw:line draw:style-name="gr3" draw:layer="layout" svg:x1="2.169cm" svg:y1="2.449cm" svg:x2="2.904cm" svg:y2="1.873cm">
          <text:p/>
        </draw:line>
        <draw:polygon draw:style-name="gr3" draw:layer="layout" svg:width="0.901cm" svg:height="0.806cm" svg:x="2.169cm" svg:y="1.873cm" svg:viewBox="0 0 902 807" draw:points="188,807 902,246 735,0 0,576">
          <text:p/>
        </draw:polygon>
        <draw:path draw:style-name="gr4" draw:layer="layout" svg:width="0.297cm" svg:height="0.299cm" svg:x="2.125cm" svg:y="2.40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125cm" svg:y="2.40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845cm" svg:y="1.83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845cm" svg:y="1.83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376cm" svg:y1="2.449cm" svg:x2="1.641cm" svg:y2="1.873cm">
          <text:p/>
        </draw:line>
        <draw:polygon draw:style-name="gr3" draw:layer="layout" svg:width="0.901cm" svg:height="0.806cm" svg:x="1.473cm" svg:y="1.873cm" svg:viewBox="0 0 902 807" draw:points="714,807 0,246 167,0 902,576">
          <text:p/>
        </draw:polygon>
        <draw:path draw:style-name="gr4" draw:layer="layout" svg:width="0.297cm" svg:height="0.299cm" svg:x="2.12cm" svg:y="2.40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12cm" svg:y="2.40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4cm" svg:y="1.83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4cm" svg:y="1.83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2.125cm" svg:y="1.68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125cm" svg:y="1.686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5" draw:layer="layout" svg:width="1.16cm" svg:height="0.601cm" svg:x="0.54cm" svg:y="0.948cm">
          <draw:text-box>
            <text:p text:style-name="P1"><text:span text:style-name="T1">с ВВ </text:span></text:p>
          </draw:text-box>
        </draw:frame>
        <draw:frame draw:style-name="gr6" draw:layer="layout" svg:width="1.925cm" svg:height="0.525cm" svg:x="1.225cm" svg:y="0.938cm">
          <draw:text-box>
            <text:p text:style-name="P1"><text:span text:style-name="T2">ВЫВЕД. </text:span></text:p>
          </draw:text-box>
        </draw:frame>
        <draw:line draw:style-name="gr2" draw:layer="layout" svg:x1="1.72cm" svg:y1="0.9cm" svg:x2="1.72cm" svg:y2="1.505cm">
          <text:p/>
        </draw:line>
        <draw:line draw:style-name="gr2" draw:layer="layout" svg:x1="2.65cm" svg:y1="0.9cm" svg:x2="2.65cm" svg:y2="1.5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4:21.750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24:29.437000000</dc:date>
    <meta:document-statistic meta:object-count="21"/>
    <meta:template xlink:type="simple" xlink:actuate="onRequest" xlink:title="1" xlink:href="file:///C:/Documents%20and%20Settings/User/Application%20Data/LibreOffice/4/user/template/1.otg" meta:date="2015-09-29T10:24:21.687000000"/>
  </office:meta>
</office:document-meta>
</file>